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V</mi>
                <mrow>
                  <mi>n</mi>
                  <mn>2</mn>
                </mrow>
              </msub>
              <mo stretchy="false">=</mo>
              <mfrac>
                <mrow>
                  <mrow>
                    <mn>199</mn>
                    <mo stretchy="false">⋅</mo>
                    <msub>
                      <mi>V</mi>
                      <mrow>
                        <mi>n</mi>
                        <mn>1</mn>
                      </mrow>
                    </msub>
                  </mrow>
                  <mo stretchy="false">−</mo>
                  <mn>1485</mn>
                </mrow>
                <mn>45</mn>
              </mfrac>
            </mrow>
            <mtext>,    </mtext>
            <mrow>
              <msub>
                <mi>V</mi>
                <mrow>
                  <mi>n</mi>
                  <mn>2</mn>
                </mrow>
              </msub>
              <mo stretchy="false">=</mo>
              <mfrac>
                <mrow>
                  <mrow>
                    <mn>420</mn>
                    <mo stretchy="false">⋅</mo>
                    <msub>
                      <mi>V</mi>
                      <mrow>
                        <mi>n</mi>
                        <mn>1</mn>
                      </mrow>
                    </msub>
                  </mrow>
                  <mo stretchy="false">+</mo>
                  <mn>825</mn>
                </mrow>
                <mn>865</mn>
              </mfrac>
            </mrow>
          </mrow>
        </mtd>
      </mtr>
      <mtr>
        <mtd>
          <mrow/>
        </mtd>
      </mtr>
      <mtr>
        <mtd>
          <mrow>
            <mfrac>
              <mrow>
                <mrow>
                  <mn>199</mn>
                  <mo stretchy="false">⋅</mo>
                  <msub>
                    <mi>V</mi>
                    <mrow>
                      <mi>n</mi>
                      <mn>1</mn>
                    </mrow>
                  </msub>
                </mrow>
                <mo stretchy="false">−</mo>
                <mn>1485</mn>
              </mrow>
              <mn>45</mn>
            </mfrac>
            <mo stretchy="false">=</mo>
            <mfrac>
              <mrow>
                <mrow>
                  <mn>420</mn>
                  <mo stretchy="false">⋅</mo>
                  <msub>
                    <mi>V</mi>
                    <mrow>
                      <mi>n</mi>
                      <mn>1</mn>
                    </mrow>
                  </msub>
                </mrow>
                <mo stretchy="false">+</mo>
                <mn>825</mn>
              </mrow>
              <mn>865</mn>
            </mfrac>
          </mrow>
        </mtd>
      </mtr>
    </mtable>
    <annotation encoding="StarMath 5.0">V_{n2} = { 199 cdot V_{n1} - 1485 } over 45 ",    "
V_{n2} = { 420 cdot V_{n1} + 825 } over 865

newline
newline

{ 199 cdot V_{n1} - 1485 } over 45 = { 420 cdot V_{n1} + 825 } over 865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0:19:47.547000000</meta:creation-date>
    <meta:generator>LibreOffice/6.2.5.2$Windows_X86_64 LibreOffice_project/1ec314fa52f458adc18c4f025c545a4e8b22c159</meta:generator>
    <dc:date>2019-10-22T00:24:16.226000000</dc:date>
    <meta:editing-duration>PT4M28S</meta:editing-duration>
    <meta:editing-cycles>1</meta:editing-cycles>
  </office:meta>
</office:document-meta>
</file>